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3838" officeooo:paragraph-rsid="00103838"/>
    </style:style>
    <style:style style:name="P2" style:family="paragraph" style:parent-style-name="Text_20_body">
      <style:text-properties officeooo:rsid="00103838" officeooo:paragraph-rsid="00103838"/>
    </style:style>
    <style:style style:name="P3" style:family="paragraph" style:parent-style-name="Text_20_body">
      <style:paragraph-properties fo:text-align="center" style:justify-single-word="false"/>
      <style:text-properties fo:font-variant="normal" fo:text-transform="none" fo:color="#222222" loext:opacity="100%" fo:font-size="44pt" fo:letter-spacing="normal" officeooo:rsid="00103838" officeooo:paragraph-rsid="00103838" style:font-size-asian="44pt" style:font-size-complex="44pt"/>
    </style:style>
    <style:style style:name="P4" style:family="paragraph" style:parent-style-name="Text_20_body">
      <style:paragraph-properties fo:text-align="start" style:justify-single-word="false"/>
      <style:text-properties officeooo:paragraph-rsid="00103838"/>
    </style:style>
    <style:style style:name="P5" style:family="paragraph" style:parent-style-name="Text_20_body">
      <style:paragraph-properties fo:text-align="center" style:justify-single-word="false"/>
      <style:text-properties officeooo:paragraph-rsid="00103838" fo:background-color="#ffbf00"/>
    </style:style>
    <style:style style:name="P6" style:family="paragraph" style:parent-style-name="Text_20_body">
      <style:paragraph-properties fo:text-align="start" style:justify-single-word="false"/>
      <style:text-properties officeooo:paragraph-rsid="00103838" fo:background-color="#ffbf00"/>
    </style:style>
    <style:style style:name="P7" style:family="paragraph">
      <loext:graphic-properties draw:fill="none" draw:fill-color="#ffffff"/>
    </style:style>
    <style:style style:name="P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22222" loext:opacity="100%" fo:font-size="12pt" fo:letter-spacing="normal" officeooo:rsid="00103838" style:font-size-asian="10.5pt" style:font-size-complex="12pt"/>
    </style:style>
    <style:style style:name="gr1" style:family="graphic">
      <style:graphic-properties draw:stroke="none" svg:stroke-color="#000000" draw:fill="none" draw:fill-color="#ffffff" fo:min-height="0.56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rabajando con objetos en JavaScript</text:p>
      <text:p text:style-name="P1"/>
      <text:p text:style-name="P1">¿Qué es un objeto?</text:p>
      <text:p text:style-name="P1"/>
      <text:p text:style-name="P1"><text:tab/>Es una colección de propiedades, una propiedad es una <text:span text:style-name="T1">asociación </text:span><text:span text:style-name="T2">entre un nombre (clave) y un valor.</text:span></text:p>
      <text:p text:style-name="P1"><text:tab/>El valor de una propiedad puede ser una función, en cuyo caso la propiedad es conocida como un método.</text:p>
      <text:p text:style-name="P1"/>
      <text:p text:style-name="P2"><text:tab/>En JavaScript, un objeto es un entidad independiente con propiedades y tipos. Compáralo con una taza, por ejemplo. Una taza es un objeto con propiedades. Una taza tiene un color, un diseño, un peso, un material del que está hecha, etc. Del mismo modo, los objetos de JavaScript pueden tener propiedades que definan sus características.</text:p>
      <text:p text:style-name="P3"><draw:line text:anchor-type="paragraph" draw:z-index="0" draw:name="Línea 1" draw:style-name="gr3" draw:text-style-name="P8" svg:x1="7.174cm" svg:y1="0.96cm" svg:x2="4.777cm" svg:y2="0.976cm"><text:p/></draw:line><draw:line text:anchor-type="paragraph" draw:z-index="1" draw:name="Línea 3" draw:style-name="gr3" draw:text-style-name="P8" svg:x1="6.398cm" svg:y1="0.975cm" svg:x2="7.986cm" svg:y2="1.564cm"><text:p/></draw:line><draw:line text:anchor-type="paragraph" draw:z-index="2" draw:name="Línea 5" draw:style-name="gr3" draw:text-style-name="P8" svg:x1="10.582cm" svg:y1="0.843cm" svg:x2="9.64cm" svg:y2="1.298cm"><text:p/></draw:line><draw:line text:anchor-type="paragraph" draw:z-index="3" draw:name="Línea 6" draw:style-name="gr3" draw:text-style-name="P8" svg:x1="12.333cm" svg:y1="0.827cm" svg:x2="9.936cm" svg:y2="0.843cm"><text:p/></draw:line><draw:frame text:anchor-type="paragraph" draw:z-index="4" draw:name="Marco de texto 1" draw:style-name="gr2" draw:text-style-name="P7" svg:width="2.349cm" svg:height="0.927cm" svg:x="3.951cm" svg:y="0.494cm"><draw:text-box><text:p>Color</text:p></draw:text-box></draw:frame><draw:frame text:anchor-type="paragraph" draw:z-index="5" draw:name="Marco de texto 2" draw:style-name="gr1" draw:text-style-name="P7" svg:width="2.183cm" svg:height="0.562cm" svg:x="12.285cm" svg:y="0.379cm"><draw:text-box><text:p>Peso</text:p></draw:text-box></draw:frame>🛁</text:p>
      <text:p text:style-name="P4"><text:span text:style-name="T3"><text:tab/>Una propiedad de un objeto se puede explicar como una variable adjunta al objeto. <text:s/>Accedes a las propiedades de un objeto con una simple notación de puntos:</text:span></text:p>
      <text:p text:style-name="P4"><text:span text:style-name="T3"/></text:p>
      <text:p text:style-name="P5"><text:span text:style-name="T3">objectName.propertyName</text:span></text:p>
      <text:p text:style-name="P6"><text:span text:style-name="T3"/></text:p>
      <text:p text:style-name="P6"><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30T14:42:21.000569927</meta:creation-date>
    <dc:date>2022-09-30T14:52:24.536466351</dc:date>
    <meta:editing-duration>PT10M3S</meta:editing-duration>
    <meta:editing-cycles>3</meta:editing-cycles>
    <meta:generator>LibreOffice/7.3.4.2$Linux_X86_64 LibreOffice_project/728fec16bd5f605073805c3c9e7c4212a0120dc5</meta:generator>
    <meta:document-statistic meta:table-count="0" meta:image-count="0" meta:object-count="0" meta:page-count="1" meta:paragraph-count="8" meta:word-count="129" meta:character-count="775" meta:non-whitespace-character-count="649"/>
  </office:meta>
</office:document-meta>
</file>